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e155"/>
    </style:style>
    <style:style style:name="P2" style:family="paragraph" style:parent-style-name="Standard" style:list-style-name="L1">
      <style:text-properties officeooo:paragraph-rsid="0008e155"/>
    </style:style>
    <style:style style:name="P3" style:family="paragraph" style:parent-style-name="Standard">
      <style:text-properties officeooo:paragraph-rsid="000928b7"/>
    </style:style>
    <style:style style:name="T1" style:family="text">
      <style:text-properties officeooo:rsid="0008e155"/>
    </style:style>
    <style:style style:name="T2" style:family="text">
      <style:text-properties officeooo:rsid="000928b7"/>
    </style:style>
    <style:style style:name="T3" style:family="text">
      <style:text-properties style:font-name="Liberation Serif1" officeooo:rsid="000928b7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mulaire Logique mathématique</text:span></text:p>
      <text:p text:style-name="P1"><text:span text:style-name="T1"/></text:p>
      <text:p text:style-name="P1"><text:span text:style-name="T1">– proposition</text:span></text:p>
      <text:list xml:id="list123802829" text:style-name="L1">
        <text:list-item>
          <text:p text:style-name="P2"><text:span text:style-name="T1">a→b<text:tab/><text:tab/>=<text:tab/>¬b→¬a</text:span></text:p>
        </text:list-item>
        <text:list-item>
          <text:p text:style-name="P2"><text:span text:style-name="T1">a→b<text:tab/><text:tab/>= <text:tab/>¬a v b</text:span></text:p>
        </text:list-item>
        <text:list-item>
          <text:p text:style-name="P2"><text:span text:style-name="T1">¬(a v b)<text:tab/>=<text:tab/>¬a ^ ¬b</text:span></text:p>
        </text:list-item>
        <text:list-item>
          <text:p text:style-name="P2"><text:span text:style-name="T1">¬(a^b) <text:tab/><text:tab/>= <text:tab/>¬a v ¬b</text:span></text:p>
        </text:list-item>
        <text:list-item>
          <text:p text:style-name="P2"><text:span text:style-name="T1">¬a v a <text:tab/><text:tab/>=<text:tab/>Vrai</text:span></text:p>
        </text:list-item>
        <text:list-item>
          <text:p text:style-name="P2"><text:span text:style-name="T1">¬a ^ a <text:tab/><text:tab/>= <text:tab/>Faux</text:span></text:p>
        </text:list-item>
      </text:list>
      <text:p text:style-name="P3"><text:span text:style-name="T2"/></text:p>
      <text:p text:style-name="P3"><text:span text:style-name="T2"/></text:p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hoopgap </meta:initial-creator>
    <meta:creation-date>2012-02-15T20:16:34</meta:creation-date>
    <dc:date>2012-02-15T23:11:51</dc:date>
    <dc:creator>whoopgap </dc:creator>
    <meta:editing-duration>PT02H10M53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8" meta:word-count="41" meta:character-count="144"/>
  </office:meta>
</office:document-meta>
</file>